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MWritingDirectionMetrics.setFixedPitch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WritingDirectionMetrics.setItalicAngle( double italicAng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WritingDirectionMetrics.getUnderlineThickn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WritingDirectionMetrics.getUnderline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WritingDirectionMetrics.isFixedPi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WritingDirectionMetrics.setUnderlinePosition( Number underline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WritingDirectionMetrics.getItalicA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WritingDirectionMetrics.setUnderlineThickness( Number underlineThick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